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-color="#dddddd" draw:textarea-horizontal-align="justify" draw:textarea-vertical-align="middle" draw:auto-grow-height="false" fo:min-height="1.19cm" fo:min-width="4.06cm"/>
    </style:style>
    <style:style style:name="gr2" style:family="graphic" style:parent-style-name="standard">
      <style:graphic-properties draw:textarea-horizontal-align="justify" draw:textarea-vertical-align="middle" draw:auto-grow-height="false" fo:min-height="1.19cm" fo:min-width="4.22cm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6cm" svg:height="1.44cm" svg:x="1.9cm" svg:y="2.9cm">
          <text:p text:style-name="P1">G-buffer</text:p>
          <text:p text:style-name="P1">Render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72cm" svg:height="1.44cm" svg:x="13.26cm" svg:y="8.58cm">
          <text:p text:style-name="P1">ISM Render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72cm" svg:height="1.44cm" svg:x="1.9cm" svg:y="5.54cm">
          <text:p text:style-name="P1">RSM Render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72cm" svg:height="1.44cm" svg:x="7.5cm" svg:y="5.54cm">
          <text:p text:style-name="P1">VPL Sampl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72cm" svg:height="1.44cm" svg:x="7.42cm" svg:y="2.9cm">
          <text:p text:style-name="P1">Cluster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72cm" svg:height="1.44cm" svg:x="16cm" svg:y="2.9cm">
          <text:p text:style-name="P1">Light Lis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72cm" svg:height="1.44cm" svg:x="24.52cm" svg:y="5.62cm">
          <text:p text:style-name="P1">Indirect Shading?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6.46cm" svg:y1="3.62cm" svg:x2="7.42cm" svg:y2="3.62cm">
          <text:p/>
        </draw:line>
        <draw:line draw:style-name="gr3" draw:text-style-name="P3" draw:layer="layout" svg:x1="6.62cm" svg:y1="6.18cm" svg:x2="7.5cm" svg:y2="6.18cm">
          <text:p/>
        </draw:line>
        <draw:line draw:style-name="gr3" draw:text-style-name="P3" draw:layer="layout" svg:x1="12.22cm" svg:y1="6.18cm" svg:x2="16cm" svg:y2="3.7cm">
          <text:p/>
        </draw:line>
        <draw:line draw:style-name="gr3" draw:text-style-name="P3" draw:layer="layout" svg:x1="23.48cm" svg:y1="9.3cm" svg:x2="24.52cm" svg:y2="6.26cm">
          <text:p/>
        </draw:line>
        <draw:line draw:style-name="gr3" draw:text-style-name="P3" draw:layer="layout" svg:x1="12.22cm" svg:y1="6.26cm" svg:x2="13.26cm" svg:y2="9.46cm">
          <text:p/>
        </draw:line>
        <draw:line draw:style-name="gr3" draw:text-style-name="P3" draw:layer="layout" svg:x1="12.22cm" svg:y1="6.26cm" svg:x2="24.5cm" svg:y2="6.3cm">
          <text:p/>
        </draw:line>
        <draw:line draw:style-name="gr3" draw:text-style-name="P3" draw:layer="layout" svg:x1="20.7cm" svg:y1="3.6cm" svg:x2="24.52cm" svg:y2="6.26cm">
          <text:p/>
        </draw:line>
        <draw:custom-shape draw:style-name="gr2" draw:text-style-name="P1" draw:layer="layout" svg:width="4.72cm" svg:height="1.44cm" svg:x="7.5cm" svg:y="8.66cm">
          <text:p text:style-name="P1">Convert Scene</text:p>
          <text:p text:style-name="P1">to Point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8.007cm" svg:y1="9.342cm" svg:x2="18.763cm" svg:y2="9.342cm">
          <text:p/>
        </draw:line>
        <draw:custom-shape draw:style-name="gr2" draw:text-style-name="P1" draw:layer="layout" svg:width="4.72cm" svg:height="1.44cm" svg:x="18.763cm" svg:y="8.565cm">
          <text:p text:style-name="P1">Pull-Push</text:p>
          <text:p text:style-name="P1">Postprocessin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2.226cm" svg:y1="9.437cm" svg:x2="13.268cm" svg:y2="9.437cm">
          <text:p/>
        </draw:line>
        <draw:line draw:style-name="gr3" draw:text-style-name="P3" draw:layer="layout" svg:x1="12.158cm" svg:y1="3.6cm" svg:x2="16cm" svg:y2="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4T17:39:41.843000000</meta:creation-date>
    <dc:date>2016-08-15T11:10:11.180000000</dc:date>
    <meta:editing-duration>PT16H47M</meta:editing-duration>
    <meta:editing-cycles>5</meta:editing-cycles>
    <meta:generator>LibreOffice/5.0.3.2$Windows_X86_64 LibreOffice_project/e5f16313668ac592c1bfb310f4390624e3dbfb75</meta:generator>
    <meta:document-statistic meta:object-count="19"/>
  </office:meta>
</office:document-meta>
</file>